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56.36mm"/>
    </style:style>
    <style:style style:name="co6" style:family="table-column">
      <style:table-column-properties fo:break-before="auto" style:column-width="35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9" style:family="table-cell" style:parent-style-name="Default">
      <style:table-cell-properties style:vertical-align="bottom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8"/>
        <table:table-column table:style-name="co2" table:default-cell-style-name="ce2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8" office:value-type="string" calcext:value-type="string" table:number-columns-spanned="5" table:number-rows-spanned="1">
            <text:p>Realizar Queja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table:style-name="ce22" office:value-type="string" calcext:value-type="string" table:number-columns-spanned="5" table:number-rows-spanned="1">
            <text:p>Consumidor</text:p>
          </table:table-cell>
          <table:covered-table-cell table:number-columns-repeated="4" table:style-name="ce25"/>
          <table:table-cell table:style-name="ce25"/>
          <table:table-cell table:number-columns-repeated="4"/>
          <table:table-cell table:style-name="ce34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table:style-name="ce22" office:value-type="string" calcext:value-type="string" table:number-columns-spanned="5" table:number-rows-spanned="1">
            <text:p>Dentro de la dirección web del sistema haber iniciado sesión e ingresar en la pestaña “Quejas y Reclamaciones”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table:style-name="ce22" office:value-type="string" calcext:value-type="string" table:number-columns-spanned="5" table:number-rows-spanned="1">
            <text:p>La queja aparecerá ahora al Consumidor mostrando el estado de la misma en la pestaña “Quejas y Reclamaciones”</text:p>
          </table:table-cell>
          <table:covered-table-cell table:number-columns-repeated="4" table:style-name="ce25"/>
          <table:table-cell table:style-name="ce25"/>
          <table:table-cell table:number-columns-repeated="5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 table:style-name="ce22" office:value-type="string" calcext:value-type="string">
            <text:p>Valle Martínez Luis Eduardo</text:p>
          </table:table-cell>
          <table:table-cell table:style-name="ce2" office:value-type="string" calcext:value-type="string">
            <text:p>Fecha:</text:p>
          </table:table-cell>
          <table:table-cell table:style-name="ce26" office:value-type="date" office:date-value="2019-10-26" calcext:value-type="date">
            <text:p>26/10/19</text:p>
          </table:table-cell>
          <table:table-cell table:style-name="ce2" office:value-type="string" calcext:value-type="string">
            <text:p>Versión:</text:p>
          </table:table-cell>
          <table:table-cell table:style-name="ce35" office:value-type="string" calcext:value-type="string">
            <text:p>V 3,0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Proposito: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table:style-name="ce10" office:value-type="string" calcext:value-type="string" table:number-columns-spanned="6" table:number-rows-spanned="1">
            <text:p>Se describen los pasos para que un Consumidor pueda realizar una queja dentro del sistema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esumen: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table:style-name="ce12" office:value-type="string" calcext:value-type="string" table:number-columns-spanned="6" table:number-rows-spanned="1">
            <text:p>El Consumidor escoge la opción “Realizar Queja”, el sistema le dirigirá a una pestaña donde deberá ingresar todos los datos referentes a la queja y redactar los hechos. Para mandar la Queja el Consumidor después de llenar los campos pulsa en la opción “Enviar Queja”, el sistema regresa a la pantalla principal para el Consumidor y muestra un mensaje de éxito en el envío de la Queja.</text:p>
          </table:table-cell>
          <table:covered-table-cell table:style-name="ce11"/>
          <table:covered-table-cell table:number-columns-repeated="4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Flujo Basico:</text:p>
          </table:table-cell>
          <table:covered-table-cell table:style-name="ce11"/>
          <table:covered-table-cell table:number-columns-repeated="4"/>
          <table:table-cell table:number-columns-repeated="6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22" office:value-type="string" calcext:value-type="string" table:number-columns-spanned="2" table:number-rows-spanned="1">
            <text:p>El Consumidor escoge la opción “Realizar Queja”</text:p>
          </table:table-cell>
          <table:covered-table-cell table:style-name="ce14"/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 table:number-columns-spanned="2" table:number-rows-spanned="1">
            <text:p>El sistema le dirige a una pestaña donde se encuentran todos los campos para la redacción de la Queja, junto con el Comprobante en formato pdf y la narración de hechos.</text:p>
          </table:table-cell>
          <table:covered-table-cell table:style-name="ce14"/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2" office:value-type="string" calcext:value-type="string" table:number-columns-spanned="2" table:number-rows-spanned="1">
            <text:p>El Consumidor ingresa todos los campos con la información requerida para la queja</text:p>
          </table:table-cell>
          <table:covered-table-cell table:style-name="ce14"/>
          <table:table-cell table:style-name="ce18"/>
          <table:table-cell table:style-name="ce22" table:number-columns-spanned="2" table:number-rows-spanned="1"/>
          <table:covered-table-cell table:style-name="ce14"/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2" office:value-type="string" calcext:value-type="string" table:number-columns-spanned="2" table:number-rows-spanned="1">
            <text:p>El Consumidor elige la opción “Enviar Queja”</text:p>
          </table:table-cell>
          <table:covered-table-cell table:style-name="ce14"/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 table:number-columns-spanned="2" table:number-rows-spanned="1">
            <text:p>El sistema muestra una ventana emergente para confirmacion</text:p>
          </table:table-cell>
          <table:covered-table-cell table:style-name="ce14"/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2" office:value-type="string" calcext:value-type="string" table:number-columns-spanned="2" table:number-rows-spanned="1">
            <text:p>El Consumidor confirma su acción al pinchar en “Confirmar”</text:p>
          </table:table-cell>
          <table:covered-table-cell table:style-name="ce14"/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 table:number-columns-spanned="2" table:number-rows-spanned="1">
            <text:p>El sistema verifica que ningún campo obligatorio este vacío y que cada campo cumpla con su formato especificado</text:p>
          </table:table-cell>
          <table:covered-table-cell table:style-name="ce14"/>
          <table:table-cell table:number-columns-repeated="6"/>
        </table:table-row>
        <table:table-row table:style-name="ro2">
          <table:table-cell/>
          <table:table-cell table:style-name="ce22" table:number-columns-spanned="2" table:number-rows-spanned="1"/>
          <table:covered-table-cell table:style-name="ce14"/>
          <table:table-cell table:style-name="ce15" office:value-type="float" office:value="8" calcext:value-type="float">
            <text:p>8</text:p>
          </table:table-cell>
          <table:table-cell table:style-name="ce22" office:value-type="string" calcext:value-type="string" table:number-columns-spanned="2" table:number-rows-spanned="1">
            <text:p>El sistema muestra un mensaje de éxito en el envío de la Queja y le informa que el lapso para obtener una respuesta es de 10 días. El sistema se dirige de regreso a la página principal para los Consumidores</text:p>
          </table:table-cell>
          <table:covered-table-cell table:style-name="ce14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Flujo Alterno:</text:p>
          </table:table-cell>
          <table:covered-table-cell table:style-name="ce11"/>
          <table:covered-table-cell table:number-columns-repeated="4"/>
          <table:table-cell table:number-columns-repeated="6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Se muestra un mensaje de error: “No pudo ser posible cargar el documento seleccionado para comprobante por un error desconocido”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Se muestra un mensaje de advertencia: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19" office:value-type="string" calcext:value-type="string">
            <text:p>7a</text:p>
          </table:table-cell>
          <table:table-cell office:value-type="string" calcext:value-type="string" table:number-columns-spanned="5" table:number-rows-spanned="1">
            <text:p>“Existen campos obligatorios vacíos”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style-name="ce19" office:value-type="string" calcext:value-type="string">
            <text:p>7b</text:p>
          </table:table-cell>
          <table:table-cell office:value-type="string" calcext:value-type="string" table:number-columns-spanned="5" table:number-rows-spanned="1">
            <text:p>“Campos con caracteres alfabéticos unicamente contienen caracteres extraños”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7c</text:p>
          </table:table-cell>
          <table:table-cell table:style-name="ce22" office:value-type="string" calcext:value-type="string" table:number-columns-spanned="5" table:number-rows-spanned="1">
            <text:p>“No se ha escogido ningún archivo como comprobante desde el dispositivo”</text:p>
          </table:table-cell>
          <table:covered-table-cell table:number-columns-repeated="2" table:style-name="ce14"/>
          <table:covered-table-cell table:style-name="ce22"/>
          <table:covered-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7d</text:p>
          </table:table-cell>
          <table:table-cell table:style-name="ce22" office:value-type="string" calcext:value-type="string" table:number-columns-spanned="5" table:number-rows-spanned="1">
            <text:p>“La extensión del documento escogido como comprobante no es soportada”</text:p>
          </table:table-cell>
          <table:covered-table-cell table:number-columns-repeated="2" table:style-name="ce14"/>
          <table:covered-table-cell table:style-name="ce22"/>
          <table:covered-table-cell table:style-name="ce14"/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2" office:value-type="string" calcext:value-type="string" table:number-columns-spanned="5" table:number-rows-spanned="1">
            <text:p>Se muestra un mensaje de error: “No pudo ser posible enviar la queja debido a un error desconocido”, y el sistema permanece en la misma pestaña</text:p>
          </table:table-cell>
          <table:covered-table-cell table:number-columns-repeated="2" table:style-name="ce14"/>
          <table:covered-table-cell table:style-name="ce22"/>
          <table:covered-table-cell table:style-name="ce14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 table:number-columns-repeated="6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extensión del Comprobante debe ser unicamente pdf</text:p>
          </table:table-cell>
          <table:covered-table-cell table:number-columns-repeated="4" table:style-name="ce29"/>
          <table:table-cell table:number-columns-repeated="6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Una Queja tiene un límite de respuesta de 10 días máximo</text:p>
          </table:table-cell>
          <table:covered-table-cell table:number-columns-repeated="4" table:style-name="ce29"/>
          <table:table-cell table:number-columns-repeated="6"/>
        </table:table-row>
        <table:table-row table:style-name="ro2">
          <table:table-cell table:style-name="ce9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01:09:05.3347391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1-27T01:23:40.918353390</dc:date>
    <meta:editing-duration>PT3H4M39S</meta:editing-duration>
    <meta:editing-cycles>34</meta:editing-cycles>
    <meta:generator>LibreOffice/6.2.7.1$Linux_X86_64 LibreOffice_project/20$Build-1</meta:generator>
    <meta:document-statistic meta:table-count="1" meta:cell-count="56" meta:object-count="0"/>
  </office:meta>
</office:document-meta>
</file>